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62000001721A4248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5cm" svg:height="17.5cm" svg:x="2cm" svg:y="2cm">
          <draw:image xlink:href="Pictures/1000000000000162000001721A4248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0:30:23</meta:creation-date>
    <meta:editing-duration>PT00H03M22S</meta:editing-duration>
    <meta:editing-cycles>4</meta:editing-cycles>
    <dc:date>2010-06-20T12:55:26</dc:date>
    <meta:generator>OpenOffice.org/3.1$Unix OpenOffice.org_project/310m19$Build-9420</meta:generator>
    <meta:document-statistic meta:object-count="24"/>
  </office:meta>
</office:document-meta>
</file>